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" svg:font-family="Verdana, Arial, Helvetica, sans-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8.75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officeooo:paragraph-rsid="001e346c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officeooo:paragraph-rsid="0026df6f" style:font-size-asian="8.75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officeooo:paragraph-rsid="002af3ad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officeooo:paragraph-rsid="00222163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333333" style:font-name="verdana" fo:font-size="12pt" fo:letter-spacing="normal" fo:font-style="normal" fo:font-weight="bold" officeooo:paragraph-rsid="001dbebe" style:font-size-asian="12pt" style:font-size-complex="12pt"/>
    </style:style>
    <style:style style:name="P7" style:family="paragraph" style:parent-style-name="Standard">
      <style:text-properties officeooo:rsid="001f4174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text-underline-style="none" officeooo:rsid="001e346c" officeooo:paragraph-rsid="001e346c" style:font-size-asian="8.75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1f4174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333333" style:font-name="verdana" fo:font-size="12pt" fo:letter-spacing="normal" fo:font-style="normal" fo:font-weight="bold" officeooo:rsid="001dbebe" officeooo:paragraph-rsid="001dbebe" style:font-size-asian="12pt" style:font-size-complex="12pt"/>
    </style:style>
    <style:style style:name="T1" style:family="text">
      <style:text-properties officeooo:rsid="001dbebe"/>
    </style:style>
    <style:style style:name="T2" style:family="text">
      <style:text-properties officeooo:rsid="001e346c"/>
    </style:style>
    <style:style style:name="T3" style:family="text">
      <style:text-properties style:text-underline-style="solid" style:text-underline-width="auto" style:text-underline-color="font-color" officeooo:rsid="001e346c"/>
    </style:style>
    <style:style style:name="T4" style:family="text">
      <style:text-properties style:text-underline-style="none" officeooo:rsid="001e346c"/>
    </style:style>
    <style:style style:name="T5" style:family="text">
      <style:text-properties style:text-underline-style="none" officeooo:rsid="001f4174"/>
    </style:style>
    <style:style style:name="T6" style:family="text">
      <style:text-properties style:text-underline-style="none" officeooo:rsid="00222163" style:font-size-asian="8.75pt" style:font-size-complex="10pt"/>
    </style:style>
    <style:style style:name="T7" style:family="text">
      <style:text-properties style:text-underline-style="none" officeooo:rsid="00226b60" style:font-size-asian="8.75pt" style:font-size-complex="10pt"/>
    </style:style>
    <style:style style:name="T8" style:family="text">
      <style:text-properties style:text-underline-style="none" officeooo:rsid="00238d52" style:font-size-asian="8.75pt" style:font-size-complex="10pt"/>
    </style:style>
    <style:style style:name="T9" style:family="text">
      <style:text-properties style:text-underline-style="none" officeooo:rsid="0024f23c" style:font-size-asian="8.75pt" style:font-size-complex="10pt"/>
    </style:style>
    <style:style style:name="T10" style:family="text">
      <style:text-properties style:text-underline-style="none" officeooo:rsid="002c2cba" style:font-size-asian="8.75pt" style:font-size-complex="10pt"/>
    </style:style>
    <style:style style:name="T11" style:family="text">
      <style:text-properties style:text-underline-style="none" officeooo:rsid="0026df6f"/>
    </style:style>
    <style:style style:name="T12" style:family="text">
      <style:text-properties style:text-underline-style="none" officeooo:rsid="00295477"/>
    </style:style>
    <style:style style:name="T13" style:family="text">
      <style:text-properties style:text-underline-style="none" officeooo:rsid="002af3ad"/>
    </style:style>
    <style:style style:name="T14" style:family="text">
      <style:text-properties style:text-underline-style="none" officeooo:rsid="002c2cba"/>
    </style:style>
    <style:style style:name="T15" style:family="text">
      <style:text-properties style:text-underline-style="none" officeooo:rsid="002df1f3"/>
    </style:style>
    <style:style style:name="T16" style:family="text">
      <style:text-properties style:text-underline-style="none" officeooo:rsid="002f696f"/>
    </style:style>
    <style:style style:name="T17" style:family="text">
      <style:text-properties style:font-name="verdana" fo:font-size="10pt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variant="normal" fo:text-transform="none" fo:color="#000000" style:font-name="verdana" fo:letter-spacing="normal" fo:font-style="normal" style:text-underline-style="none" fo:font-weight="normal" officeooo:rsid="00238d52" style:font-size-asian="10pt" style:font-size-complex="10pt"/>
    </style:style>
    <style:style style:name="T20" style:family="text">
      <style:text-properties fo:font-variant="normal" fo:text-transform="none" fo:color="#000000" style:font-name="verdana" fo:letter-spacing="normal" fo:font-style="normal" style:text-underline-style="none" fo:font-weight="normal" officeooo:rsid="00245c88" style:font-size-asian="10pt" style:font-size-complex="10pt"/>
    </style:style>
    <style:style style:name="T21" style:family="text">
      <style:text-properties fo:font-variant="normal" fo:text-transform="none" fo:color="#000000" style:font-name="verdana" fo:letter-spacing="normal" fo:font-style="normal" style:text-underline-style="none" fo:font-weight="normal" officeooo:rsid="0024f23c" style:font-size-asian="10pt" style:font-size-complex="10pt"/>
    </style:style>
    <style:style style:name="T22" style:family="text">
      <style:text-properties fo:font-variant="normal" fo:text-transform="none" fo:color="#000000" style:font-name="verdana" fo:letter-spacing="normal" fo:font-style="normal" style:text-underline-style="none" fo:font-weight="normal" officeooo:rsid="002bbc6a" style:font-size-asian="10pt" style:font-size-complex="10pt"/>
    </style:style>
    <style:style style:name="T23" style:family="text">
      <style:text-properties style:font-name="verdana"/>
    </style:style>
    <style:style style:name="T24" style:family="text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0"><draw:frame draw:style-name="fr1" draw:name="graphics1" text:anchor-type="as-char" svg:width="6.533cm" svg:height="2.201cm" draw:z-index="0"><draw:image xlink:href="http://network.morfeo-project.org/wp-content/uploads/2010/01/libresoft_logo_small.png" xlink:type="simple" xlink:show="embed" xlink:actuate="onLoad"/></draw:frame></text:p>
      <text:h text:style-name="P6" text:outline-level="1"><text:span text:style-name="T1">Universidad Rey Juan Carlos imparte curso sobre <text:s text:c="22"/></text:span>“Desarrolo en Android para dispositivos móviles"</text:h>
      <text:p text:style-name="Standard"/>
      <text:p text:style-name="P1"/>
      <text:p text:style-name="P2"><text:span text:style-name="T2">El grupo GSyC/LibreSoft de la Universidad Rey Juan Carlos lanza un nuevo curso de </text:span><text:span text:style-name="T3">Desarrollo en Android para dispositivos móviles</text:span><text:span text:style-name="T4"> con la inestimable ayuda y colaboración de MovilForum, Andago, </text:span><text:span text:style-name="T16">Google, </text:span><text:span text:style-name="T4">Android-Spa, Cenatic y la C</text:span><text:span text:style-name="T5">á</text:span><text:span text:style-name="T4">tedra Andago-URJC.</text:span></text:p>
      <text:p text:style-name="P8"/>
      <text:p text:style-name="P5"><text:span text:style-name="T6">Este curso tiene como objetivo el formar a desarrolladores en plataformas Android para dispositivos móviles. </text:span><text:span text:style-name="T7">Es un curso intensivo, orientado a la programación y enfocado desde un punto de vista de software libre. </text:span><text:span text:style-name="T9">El inicio provisional del curso </text:span><text:span text:style-name="T10">será</text:span><text:span text:style-name="T9"> a principios de Marzo y s</text:span><text:span text:style-name="T8">e p</text:span><text:span text:style-name="T19">resenta en un formato de 44 horas presenciales. </text:span><text:span text:style-name="T21">E</text:span><text:span text:style-name="T19">stá orientado a estudiantes y trabajadores, por lo que el horario del curso ha sido diseñado para adaptarase a ambas situaciones. </text:span><text:span text:style-name="T21">Inicialmente</text:span><text:span text:style-name="T19"> se impartirán los Jueves y Viernes de 16h a 20h </text:span><text:span text:style-name="T20">en la Universidad Rey Juan Carlos. </text:span><text:span text:style-name="T22">Esta primera edición del curso está pensada para 15-20 alumnos como máximo, asi que date prisa en hacer el pre-registro!</text:span></text:p>
      <text:p text:style-name="P8"/>
      <text:p text:style-name="P3"><text:span text:style-name="T11">El curso cuenta con un amplio material didáctico y tecnológico a disposición de los alumnos: libr</text:span><text:span text:style-name="T12">os</text:span><text:span text:style-name="T11">, terminales Android, servicios online, tecnologías e-learning para seguir las sesiones, etc.</text:span></text:p>
      <text:p text:style-name="P4"><text:span text:style-name="T13">Además se está últimando los detalles </text:span><text:span text:style-name="T14">para que</text:span><text:span text:style-name="T13"> los alumnos </text:span><text:span text:style-name="T15">dinpongan</text:span><text:span text:style-name="T13"> de una visita guiada a la instalaciones de Google en Madrid.</text:span></text:p>
      <text:p text:style-name="P1"/>
      <text:p text:style-name="P9"><text:span text:style-name="T17">Para más información sobre el registro, temario y demás características del curso puedes acceder a la página oficial: </text:span><text:a xlink:type="simple" xlink:href="http://formacion.libresoft.es/cursos/android"><text:span text:style-name="T17">http://formacion.libresoft.es/cursos/android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Verdana" svg:font-family="Verdana, Arial, Helvetica, sans-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4T14:41:30</meta:creation-date>
    <dc:date>2011-01-25T15:19:42</dc:date>
    <meta:editing-duration>PT00H45M18S</meta:editing-duration>
    <meta:editing-cycles>19</meta:editing-cycles>
    <meta:generator>OpenOffice.org/3.2$Linux OpenOffice.org_project/320m19$Build-9505</meta:generator>
    <meta:document-statistic meta:table-count="0" meta:image-count="1" meta:object-count="0" meta:page-count="1" meta:paragraph-count="7" meta:word-count="229" meta:character-count="1523"/>
  </office:meta>
</office:document-meta>
</file>